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Standard">
      <style:text-properties style:font-name="Open Sans" officeooo:rsid="001d45b6" officeooo:paragraph-rsid="001d45b6"/>
    </style:style>
    <style:style style:name="P2" style:family="paragraph" style:parent-style-name="Standard">
      <style:text-properties style:font-name="Open Sans" officeooo:rsid="001e88a6" officeooo:paragraph-rsid="001e88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PARA EXAMEN</text:p>
      <text:p text:style-name="P1"/>
      <text:p text:style-name="P1">Requisitos para una relación laboral:</text:p>
      <text:p text:style-name="P1"><text:tab/>- Personal</text:p>
      <text:p text:style-name="P1"><text:tab/>- Voluntario</text:p>
      <text:p text:style-name="P1"><text:tab/>- Retribuido</text:p>
      <text:p text:style-name="P1"><text:tab/>- Dependiente</text:p>
      <text:p text:style-name="P1"><text:tab/>- Cuenta ajena</text:p>
      <text:p text:style-name="P1"/>
      <text:p text:style-name="P1">Fuentes del derecho de trabajo</text:p>
      <text:p text:style-name="P1"><text:tab/>-Normativas UE</text:p>
      <text:p text:style-name="P1"><text:tab/>-Constitucion española</text:p>
      <text:p text:style-name="P1"><text:tab/>-Tratados internacionales</text:p>
      <text:p text:style-name="P1"><text:tab/>-Leyes</text:p>
      <text:p text:style-name="P1"><text:tab/>-Reglamentos</text:p>
      <text:p text:style-name="P1"><text:tab/>-Convenios colectivos</text:p>
      <text:p text:style-name="P1"><text:tab/>-Contrato de trabajo</text:p>
      <text:p text:style-name="P1"><text:tab/>-Usos y costumbres</text:p>
      <text:p text:style-name="P1"/>
      <text:p text:style-name="P2">Derechos y deberes laborales</text:p>
      <text:p text:style-name="P2"><text:tab/>Derechos colectivos.</text:p>
      <text:p text:style-name="P2"><text:tab/>Derechos individuales.</text:p>
      <text:p text:style-name="P2"><text:tab/>Deberes labora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0T13:04:11.920602640</dc:date>
    <meta:editing-duration>PT42M42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20" meta:word-count="50" meta:character-count="391" meta:non-whitespace-character-count="345"/>
  </office:meta>
</office:document-meta>
</file>